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style:font-size-asian="7pt" style:font-size-complex="7pt"/>
    </style:style>
    <style:style style:name="P3" style:family="paragraph" style:parent-style-name="Standard">
      <style:text-properties style:font-name="DejaVu Sans Mono" fo:font-size="7pt" officeooo:rsid="001f30b1" officeooo:paragraph-rsid="001f30b1" style:font-size-asian="7pt" style:font-size-complex="7pt"/>
    </style:style>
    <style:style style:name="T1" style:family="text">
      <style:text-properties officeooo:rsid="001f30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nuary<text:line-break/><text:line-break/><text:line-break/></text:p>
      <text:p text:style-name="P3"/>
      <text:p text:style-name="P3"/>
      <text:p text:style-name="P3">1 - F<text:line-break/>0250 5.52<text:line-break/>0849 0.79<text:line-break/>1512 5.43<text:line-break/>2109 0.85<text:line-break/><text:line-break/>2 - SA<text:line-break/>0334 5.33<text:line-break/>0929 0.93<text:line-break/>1556 5.22<text:line-break/>2149 1.03<text:line-break/><text:line-break/>3 - SU<text:line-break/>0418 5.09<text:line-break/>1010 1.13<text:line-break/>1640 4.96<text:line-break/>2231 1.23<text:line-break/><text:line-break/>4 - M<text:line-break/>0501 4.82<text:line-break/>1052 1.34<text:line-break/>1723 4.69<text:line-break/>2314 1.45<text:line-break/><text:line-break/>5 - TU<text:line-break/>0545 4.55<text:line-break/>1138 1.56<text:line-break/>1807 4.43<text:line-break/><text:line-break/><text:line-break/>6 - W<text:line-break/>0002 1.66<text:line-break/>0630 4.31<text:line-break/>1227 1.76<text:line-break/>1855 4.22<text:line-break/><text:line-break/>7 - TH<text:line-break/>0054 1.84<text:line-break/>0720 4.14<text:line-break/>1322 1.91<text:line-break/>1947 4.08<text:line-break/><text:line-break/>8 - F<text:line-break/>0151 1.95<text:line-break/>0816 4.04<text:line-break/>1422 1.97<text:line-break/>2045 4.03<text:line-break/><text:line-break/>9 - SA<text:line-break/>0252 1.96<text:line-break/>0914 4.05<text:line-break/>1523 1.93<text:line-break/>2143 4.09<text:line-break/><text:line-break/>10 - SU<text:line-break/>0353 1.88<text:line-break/>1009 4.16<text:line-break/>1621 1.80<text:line-break/>2234 4.25<text:line-break/><text:line-break/>11 - M<text:line-break/>0449 1.70<text:line-break/>1058 4.35<text:line-break/>1715 1.59<text:line-break/>2320 4.47<text:line-break/><text:line-break/>12 - TU<text:line-break/>0540 1.48<text:line-break/>1142 4.60<text:line-break/>1804 1.35<text:line-break/><text:line-break/><text:line-break/>13 - W<text:line-break/>0003 4.74<text:line-break/>0627 1.23<text:line-break/>1225 4.88<text:line-break/>1850 1.11<text:line-break/><text:line-break/>14 - TH<text:line-break/>0046 5.02<text:line-break/>0712 0.99<text:line-break/>1307 5.15<text:line-break/>1934 0.89<text:line-break/><text:line-break/>15 - F<text:line-break/>0129 5.28<text:line-break/>0755 0.80<text:line-break/>1350 5.39<text:line-break/>2017 0.72<text:line-break/><text:line-break/>16 - SA<text:line-break/>0212 5.49<text:line-break/>0838 0.66<text:line-break/>1434 5.57<text:line-break/>2059 0.61<text:line-break/><text:line-break/>17 - SU<text:line-break/>0257 5.63<text:line-break/>0921 0.59<text:line-break/>1520 5.67<text:line-break/>2142 0.59<text:line-break/><text:line-break/>18 - M<text:line-break/>0343 5.68<text:line-break/>1005 0.61<text:line-break/>1607 5.67<text:line-break/>2227 0.64<text:line-break/><text:line-break/>19 - TU<text:line-break/>0431 5.63<text:line-break/>1050 0.70<text:line-break/>1657 5.58<text:line-break/>2314 0.77<text:line-break/><text:line-break/>20 - W<text:line-break/>0523 5.50<text:line-break/>1140 0.86<text:line-break/>1750 5.42<text:line-break/><text:line-break/><text:line-break/>21 - TH<text:line-break/>0006 0.95<text:line-break/>0619 5.32<text:line-break/>1234 1.05<text:line-break/>1848 5.22<text:line-break/><text:line-break/>22 - F<text:line-break/>0104 1.15<text:line-break/>0720 5.13<text:line-break/>1336 1.23<text:line-break/>1952 5.05<text:line-break/><text:line-break/>23 - SA<text:line-break/>0210 1.30<text:line-break/>0826 4.99<text:line-break/>1445 1.35<text:line-break/>2101 4.95<text:line-break/><text:line-break/>24 - SU<text:line-break/>0322 1.37<text:line-break/>0936 4.95<text:line-break/>1557 1.36<text:line-break/>2211 4.97<text:line-break/><text:line-break/>25 - M<text:line-break/>0432 1.33<text:line-break/>1044 5.02<text:line-break/>1705 1.27<text:line-break/>2316 5.08<text:line-break/><text:line-break/>26 - TU<text:line-break/>0535 1.20<text:line-break/>1146 5.16<text:line-break/>1804 1.12<text:line-break/><text:line-break/><text:line-break/>27 - W<text:line-break/>0015 5.23<text:line-break/>0630 1.05<text:line-break/>1242 5.31<text:line-break/>1854 0.98<text:line-break/><text:line-break/>28 - TH<text:line-break/>0108 5.37<text:line-break/>0717 0.92<text:line-break/>1332 5.41<text:line-break/>1939 0.88<text:line-break/><text:line-break/>29 - F<text:line-break/>0156 5.44<text:line-break/>0759 0.85<text:line-break/>1418 5.45<text:line-break/>2018 0.83<text:line-break/><text:line-break/>30 - SA<text:line-break/>0240 5.44<text:line-break/>0837 0.83<text:line-break/>1501 5.41<text:line-break/>2056 0.84<text:line-break/><text:line-break/>31 - SU<text:line-break/>0320 5.35<text:line-break/>0914 0.87<text:line-break/>1540 5.28<text:line-break/>2132 0.91<text:line-break/></text:p>
      <text:p text:style-name="P3">February<text:line-break/><text:line-break/></text:p>
      <text:p text:style-name="P3"/>
      <text:p text:style-name="P3"/>
      <text:p text:style-name="P3"><text:line-break/>1 - M<text:line-break/>0358 5.19<text:line-break/>0950 0.97<text:line-break/>1615 5.09<text:line-break/>2208 1.04<text:line-break/><text:line-break/>2 - TU<text:line-break/>0432 4.99<text:line-break/>1026 1.12<text:line-break/>1647 4.87<text:line-break/>2244 1.20<text:line-break/><text:line-break/>3 - W<text:line-break/>0502 4.76<text:line-break/>1103 1.30<text:line-break/>1716 4.65<text:line-break/>2323 1.40<text:line-break/><text:line-break/>4 - TH<text:line-break/>0531 4.55<text:line-break/>1144 1.50<text:line-break/>1746 4.45<text:line-break/><text:line-break/><text:line-break/>5 - F<text:line-break/>0005 1.61<text:line-break/>0602 4.36<text:line-break/>1229 1.71<text:line-break/>1821 4.28<text:line-break/><text:line-break/>6 - SA<text:line-break/>0054 1.81<text:line-break/>0643 4.20<text:line-break/>1322 1.90<text:line-break/>1909 4.13<text:line-break/><text:line-break/>7 - SU<text:line-break/>0152 1.97<text:line-break/>0739 4.08<text:line-break/>1426 2.01<text:line-break/>2013 4.05<text:line-break/><text:line-break/>8 - M<text:line-break/>0301 2.01<text:line-break/>0851 4.05<text:line-break/>1538 1.98<text:line-break/>2131 4.10<text:line-break/><text:line-break/>9 - TU<text:line-break/>0413 1.90<text:line-break/>1008 4.19<text:line-break/>1646 1.79<text:line-break/>2243 4.31<text:line-break/><text:line-break/>10 - W<text:line-break/>0517 1.65<text:line-break/>1114 4.46<text:line-break/>1745 1.49<text:line-break/>2342 4.64<text:line-break/><text:line-break/>11 - TH<text:line-break/>0612 1.33<text:line-break/>1208 4.82<text:line-break/>1836 1.15<text:line-break/><text:line-break/><text:line-break/>12 - F<text:line-break/>0032 5.01<text:line-break/>0700 0.98<text:line-break/>1255 5.20<text:line-break/>1922 0.83<text:line-break/><text:line-break/>13 - SA<text:line-break/>0118 5.38<text:line-break/>0744 0.68<text:line-break/>1340 5.54<text:line-break/>2005 0.55<text:line-break/><text:line-break/>14 - SU<text:line-break/>0202 5.69<text:line-break/>0826 0.45<text:line-break/>1423 5.81<text:line-break/>2046 0.37<text:line-break/><text:line-break/>15 - M<text:line-break/>0245 5.90<text:line-break/>0906 0.32<text:line-break/>1507 5.97<text:line-break/>2126 0.29<text:line-break/><text:line-break/>16 - TU<text:line-break/>0329 5.99<text:line-break/>0947 0.30<text:line-break/>1551 5.99<text:line-break/>2207 0.34<text:line-break/><text:line-break/>17 - W<text:line-break/>0413 5.95<text:line-break/>1028 0.40<text:line-break/>1637 5.87<text:line-break/>2249 0.50<text:line-break/><text:line-break/>18 - TH<text:line-break/>0501 5.76<text:line-break/>1111 0.62<text:line-break/>1725 5.63<text:line-break/>2334 0.76<text:line-break/><text:line-break/>19 - F<text:line-break/>0551 5.48<text:line-break/>1159 0.91<text:line-break/>1819 5.31<text:line-break/><text:line-break/><text:line-break/>20 - SA<text:line-break/>0025 1.08<text:line-break/>0648 5.14<text:line-break/>1255 1.24<text:line-break/>1920 4.98<text:line-break/><text:line-break/>21 - SU<text:line-break/>0127 1.40<text:line-break/>0755 4.83<text:line-break/>1404 1.53<text:line-break/>2032 4.73<text:line-break/><text:line-break/>22 - M<text:line-break/>0244 1.62<text:line-break/>0911 4.66<text:line-break/>1527 1.67<text:line-break/>2150 4.65<text:line-break/><text:line-break/>23 - TU<text:line-break/>0410 1.65<text:line-break/>1029 4.69<text:line-break/>1650 1.59<text:line-break/>2305 4.77<text:line-break/><text:line-break/>24 - W<text:line-break/>0525 1.50<text:line-break/>1137 4.88<text:line-break/>1755 1.38<text:line-break/><text:line-break/><text:line-break/>25 - TH<text:line-break/>0007 4.99<text:line-break/>0622 1.27<text:line-break/>1234 5.11<text:line-break/>1846 1.16<text:line-break/><text:line-break/>26 - F<text:line-break/>0100 5.21<text:line-break/>0707 1.05<text:line-break/>1323 5.30<text:line-break/>1927 0.97<text:line-break/><text:line-break/>27 - SA<text:line-break/>0144 5.37<text:line-break/>0745 0.89<text:line-break/>1405 5.41<text:line-break/>2002 0.84<text:line-break/><text:line-break/>28 - SU<text:line-break/>0224 5.43<text:line-break/>0819 0.80<text:line-break/>1442 5.43<text:line-break/>2035 0.78<text:line-break/><text:line-break/>29 - M<text:line-break/>0259 5.40<text:line-break/>0851 0.77<text:line-break/>1515 5.35<text:line-break/>2107 0.78<text:line-break/><text:line-break/>30 - SA<text:line-break/>0240 5.44<text:line-break/>0837 0.83<text:line-break/>1501 5.41<text:line-break/>2056 0.84<text:line-break/><text:line-break/>31 - SU<text:line-break/>0320 5.35<text:line-break/>0914 0.87<text:line-break/>1540 5.28<text:line-break/>2132 0.91<text:line-break/></text:p>
      <text:p text:style-name="P3">March<text:line-break/><text:line-break/><text:line-break/></text:p>
      <text:p text:style-name="P3"/>
      <text:p text:style-name="P3"/>
      <text:p text:style-name="P3">1 - TU<text:line-break/>0329 5.29<text:line-break/>0923 0.81<text:line-break/>1542 5.22<text:line-break/>2139 0.85<text:line-break/><text:line-break/>2 - W<text:line-break/>0355 5.14<text:line-break/>0955 0.91<text:line-break/>1606 5.06<text:line-break/>2211 0.99<text:line-break/><text:line-break/>3 - TH<text:line-break/>0417 4.97<text:line-break/>1028 1.07<text:line-break/>1628 4.89<text:line-break/>2245 1.17<text:line-break/><text:line-break/>4 - F<text:line-break/>0441 4.81<text:line-break/>1103 1.29<text:line-break/>1654 4.73<text:line-break/>2322 1.41<text:line-break/><text:line-break/>5 - SA<text:line-break/>0510 4.64<text:line-break/>1143 1.54<text:line-break/>1729 4.54<text:line-break/><text:line-break/><text:line-break/>6 - SU<text:line-break/>0005 1.67<text:line-break/>0550 4.43<text:line-break/>1231 1.80<text:line-break/>1815 4.32<text:line-break/><text:line-break/>7 - M<text:line-break/>0100 1.92<text:line-break/>0644 4.22<text:line-break/>1336 2.02<text:line-break/>1919 4.12<text:line-break/><text:line-break/>8 - TU<text:line-break/>0217 2.07<text:line-break/>0800 4.07<text:line-break/>1501 2.07<text:line-break/>2046 4.07<text:line-break/><text:line-break/>9 - W<text:line-break/>0344 2.00<text:line-break/>0933 4.14<text:line-break/>1624 1.87<text:line-break/>2216 4.27<text:line-break/><text:line-break/>10 - TH<text:line-break/>0459 1.70<text:line-break/>1053 4.46<text:line-break/>1729 1.50<text:line-break/>2325 4.67<text:line-break/><text:line-break/>11 - F<text:line-break/>0557 1.29<text:line-break/>1152 4.90<text:line-break/>1822 1.07<text:line-break/><text:line-break/><text:line-break/>12 - SA<text:line-break/>0017 5.13<text:line-break/>0645 0.87<text:line-break/>1241 5.36<text:line-break/>1907 0.67<text:line-break/><text:line-break/>13 - SU<text:line-break/>0103 5.57<text:line-break/>0728 0.50<text:line-break/>1324 5.76<text:line-break/>1948 0.35<text:line-break/><text:line-break/>14 - M<text:line-break/>0146 5.92<text:line-break/>0808 0.23<text:line-break/>1407 6.05<text:line-break/>2027 0.15<text:line-break/><text:line-break/>15 - TU<text:line-break/>0227 6.15<text:line-break/>0846 0.10<text:line-break/>1448 6.20<text:line-break/>2105 0.08<text:line-break/><text:line-break/>16 - W<text:line-break/>0309 6.22<text:line-break/>0924 0.10<text:line-break/>1531 6.19<text:line-break/>2143 0.16<text:line-break/><text:line-break/>17 - TH<text:line-break/>0352 6.12<text:line-break/>1002 0.25<text:line-break/>1614 6.01<text:line-break/>2222 0.38<text:line-break/><text:line-break/>18 - F<text:line-break/>0437 5.86<text:line-break/>1042 0.53<text:line-break/>1700 5.68<text:line-break/>2304 0.71<text:line-break/><text:line-break/>19 - SA<text:line-break/>0525 5.48<text:line-break/>1127 0.91<text:line-break/>1752 5.26<text:line-break/>2352 1.12<text:line-break/><text:line-break/>20 - SU<text:line-break/>0620 5.04<text:line-break/>1220 1.34<text:line-break/>1852 4.82<text:line-break/><text:line-break/><text:line-break/>21 - M<text:line-break/>0051 1.54<text:line-break/>0728 4.63<text:line-break/>1329 1.72<text:line-break/>2009 4.49<text:line-break/><text:line-break/>22 - TU<text:line-break/>0213 1.85<text:line-break/>0852 4.41<text:line-break/>1503 1.91<text:line-break/>2136 4.41<text:line-break/><text:line-break/>23 - W<text:line-break/>0354 1.88<text:line-break/>1017 4.47<text:line-break/>1638 1.80<text:line-break/>2254 4.58<text:line-break/><text:line-break/>24 - TH<text:line-break/>0514 1.67<text:line-break/>1127 4.72<text:line-break/>1743 1.53<text:line-break/>2356 4.86<text:line-break/><text:line-break/>25 - F<text:line-break/>0608 1.39<text:line-break/>1221 5.00<text:line-break/>1829 1.25<text:line-break/><text:line-break/><text:line-break/>26 - SA<text:line-break/>0045 5.12<text:line-break/>0648 1.13<text:line-break/>1306 5.22<text:line-break/>1905 1.02<text:line-break/><text:line-break/>27 - SU<text:line-break/>0125 5.30<text:line-break/>0722 0.93<text:line-break/>1343 5.35<text:line-break/>1937 0.86<text:line-break/><text:line-break/>28 - M<text:line-break/>0200 5.38<text:line-break/>0752 0.80<text:line-break/>1415 5.39<text:line-break/>2007 0.75<text:line-break/><text:line-break/>29 - TU<text:line-break/>0230 5.38<text:line-break/>0822 0.72<text:line-break/>1442 5.35<text:line-break/>2037 0.72<text:line-break/><text:line-break/>30 - W<text:line-break/>0254 5.31<text:line-break/>0852 0.72<text:line-break/>1505 5.27<text:line-break/>2107 0.75<text:line-break/><text:line-break/>31 - TH<text:line-break/>0315 5.23<text:line-break/>0923 0.80<text:line-break/>1525 5.18<text:line-break/>2138 0.86<text:line-break/></text:p>
      <text:p text:style-name="P3">April<text:line-break/></text:p>
      <text:p text:style-name="P3"/>
      <text:p text:style-name="P3"/>
      <text:p text:style-name="P3"><text:line-break/><text:line-break/>1 - F<text:line-break/>0336 5.13<text:line-break/>0955 0.94<text:line-break/>1548 5.08<text:line-break/>2211 1.04<text:line-break/><text:line-break/>2 - SA<text:line-break/>0402 5.02<text:line-break/>1028 1.15<text:line-break/>1618 4.94<text:line-break/>2247 1.27<text:line-break/><text:line-break/>3 - SU<text:line-break/>0436 4.84<text:line-break/>1106 1.41<text:line-break/>1656 4.73<text:line-break/>2328 1.56<text:line-break/><text:line-break/>4 - M<text:line-break/>0518 4.61<text:line-break/>1153 1.70<text:line-break/>1745 4.48<text:line-break/><text:line-break/><text:line-break/>5 - TU<text:line-break/>0024 1.84<text:line-break/>0616 4.34<text:line-break/>1301 1.96<text:line-break/>1852 4.23<text:line-break/><text:line-break/>6 - W<text:line-break/>0146 2.03<text:line-break/>0734 4.16<text:line-break/>1434 2.04<text:line-break/>2022 4.16<text:line-break/><text:line-break/>7 - TH<text:line-break/>0321 1.96<text:line-break/>0910 4.23<text:line-break/>1602 1.81<text:line-break/>2154 4.38<text:line-break/><text:line-break/>8 - F<text:line-break/>0438 1.62<text:line-break/>1031 4.58<text:line-break/>1709 1.40<text:line-break/>2303 4.81<text:line-break/><text:line-break/>9 - SA<text:line-break/>0536 1.17<text:line-break/>1131 5.06<text:line-break/>1801 0.95<text:line-break/>2356 5.30<text:line-break/><text:line-break/>10 - SU<text:line-break/>0624 0.73<text:line-break/>1220 5.53<text:line-break/>1845 0.54<text:line-break/><text:line-break/><text:line-break/>11 - M<text:line-break/>0042 5.74<text:line-break/>0706 0.37<text:line-break/>1304 5.92<text:line-break/>1926 0.23<text:line-break/><text:line-break/>12 - TU<text:line-break/>0125 6.07<text:line-break/>0745 0.13<text:line-break/>1346 6.18<text:line-break/>2004 0.06<text:line-break/><text:line-break/>13 - W<text:line-break/>0207 6.25<text:line-break/>0823 0.03<text:line-break/>1428 6.28<text:line-break/>2041 0.04<text:line-break/><text:line-break/>14 - TH<text:line-break/>0248 6.26<text:line-break/>0900 0.08<text:line-break/>1510 6.20<text:line-break/>2119 0.16<text:line-break/><text:line-break/>15 - F<text:line-break/>0331 6.10<text:line-break/>0938 0.28<text:line-break/>1553 5.96<text:line-break/>2157 0.42<text:line-break/><text:line-break/>16 - SA<text:line-break/>0415 5.78<text:line-break/>1017 0.60<text:line-break/>1639 5.58<text:line-break/>2239 0.79<text:line-break/><text:line-break/>17 - SU<text:line-break/>0503 5.36<text:line-break/>1101 1.01<text:line-break/>1730 5.12<text:line-break/>2326 1.23<text:line-break/><text:line-break/>18 - M<text:line-break/>0559 4.89<text:line-break/>1154 1.45<text:line-break/>1832 4.67<text:line-break/><text:line-break/><text:line-break/>19 - TU<text:line-break/>0026 1.66<text:line-break/>0709 4.48<text:line-break/>1304 1.84<text:line-break/>1951 4.35<text:line-break/><text:line-break/>20 - W<text:line-break/>0149 1.97<text:line-break/>0836 4.28<text:line-break/>1439 2.02<text:line-break/>2120 4.29<text:line-break/><text:line-break/>21 - TH<text:line-break/>0330 1.99<text:line-break/>1001 4.36<text:line-break/>1614 1.90<text:line-break/>2236 4.48<text:line-break/><text:line-break/>22 - F<text:line-break/>0448 1.78<text:line-break/>1107 4.61<text:line-break/>1716 1.64<text:line-break/>2335 4.74<text:line-break/><text:line-break/>23 - SA<text:line-break/>0539 1.51<text:line-break/>1159 4.87<text:line-break/>1759 1.37<text:line-break/><text:line-break/><text:line-break/>24 - SU<text:line-break/>0020 4.98<text:line-break/>0617 1.25<text:line-break/>1240 5.07<text:line-break/>1833 1.14<text:line-break/><text:line-break/>25 - M<text:line-break/>0058 5.14<text:line-break/>0649 1.04<text:line-break/>1314 5.19<text:line-break/>1905 0.96<text:line-break/><text:line-break/>26 - TU<text:line-break/>0129 5.22<text:line-break/>0720 0.88<text:line-break/>1343 5.24<text:line-break/>1935 0.83<text:line-break/><text:line-break/>27 - W<text:line-break/>0155 5.25<text:line-break/>0750 0.78<text:line-break/>1406 5.25<text:line-break/>2006 0.76<text:line-break/><text:line-break/>28 - TH<text:line-break/>0217 5.25<text:line-break/>0821 0.75<text:line-break/>1427 5.25<text:line-break/>2037 0.76<text:line-break/><text:line-break/>29 - F<text:line-break/>0238 5.24<text:line-break/>0853 0.79<text:line-break/>1450 5.23<text:line-break/>2109 0.83<text:line-break/><text:line-break/>30 - SA<text:line-break/>0303 5.21<text:line-break/>0926 0.90<text:line-break/>1518 5.18<text:line-break/>2144 0.98<text:line-break/><text:line-break/>31 - TH<text:line-break/>0315 5.23<text:line-break/>0923 0.80<text:line-break/>1525 5.18<text:line-break/>2138 0.86<text:line-break/></text:p>
      <text:p text:style-name="P3"><text:soft-page-break/>May<text:line-break/><text:line-break/><text:line-break/></text:p>
      <text:p text:style-name="P3"/>
      <text:p text:style-name="P3"/>
      <text:p text:style-name="P3">1 - SU<text:line-break/>0335 5.13<text:line-break/>1002 1.08<text:line-break/>1553 5.06<text:line-break/>2221 1.19<text:line-break/><text:line-break/>2 - M<text:line-break/>0413 4.97<text:line-break/>1042 1.32<text:line-break/>1636 4.86<text:line-break/>2306 1.45<text:line-break/><text:line-break/>3 - TU<text:line-break/>0501 4.75<text:line-break/>1133 1.58<text:line-break/>1730 4.62<text:line-break/><text:line-break/><text:line-break/>4 - W<text:line-break/>0005 1.71<text:line-break/>0602 4.51<text:line-break/>1242 1.81<text:line-break/>1839 4.42<text:line-break/><text:line-break/>5 - TH<text:line-break/>0125 1.86<text:line-break/>0720 4.37<text:line-break/>1410 1.85<text:line-break/>2003 4.38<text:line-break/><text:line-break/>6 - F<text:line-break/>0254 1.78<text:line-break/>0847 4.46<text:line-break/>1534 1.64<text:line-break/>2127 4.59<text:line-break/><text:line-break/>7 - SA<text:line-break/>0409 1.47<text:line-break/>1002 4.77<text:line-break/>1640 1.28<text:line-break/>2234 4.98<text:line-break/><text:line-break/>8 - SU<text:line-break/>0507 1.08<text:line-break/>1103 5.19<text:line-break/>1733 0.88<text:line-break/>2329 5.40<text:line-break/><text:line-break/>9 - M<text:line-break/>0557 0.69<text:line-break/>1154 5.60<text:line-break/>1819 0.53<text:line-break/><text:line-break/><text:line-break/>10 - TU<text:line-break/>0017 5.78<text:line-break/>0640 0.39<text:line-break/>1240 5.93<text:line-break/>1901 0.28<text:line-break/><text:line-break/>11 - W<text:line-break/>0102 6.04<text:line-break/>0721 0.20<text:line-break/>1324 6.12<text:line-break/>1941 0.16<text:line-break/><text:line-break/>12 - TH<text:line-break/>0146 6.16<text:line-break/>0800 0.15<text:line-break/>1408 6.16<text:line-break/>2019 0.17<text:line-break/><text:line-break/>13 - F<text:line-break/>0229 6.12<text:line-break/>0838 0.23<text:line-break/>1451 6.05<text:line-break/>2058 0.32<text:line-break/><text:line-break/>14 - SA<text:line-break/>0313 5.93<text:line-break/>0918 0.43<text:line-break/>1536 5.79<text:line-break/>2138 0.58<text:line-break/><text:line-break/>15 - SU<text:line-break/>0359 5.62<text:line-break/>0959 0.74<text:line-break/>1623 5.43<text:line-break/>2221 0.92<text:line-break/><text:line-break/>16 - M<text:line-break/>0448 5.22<text:line-break/>1044 1.11<text:line-break/>1715 5.01<text:line-break/>2309 1.31<text:line-break/><text:line-break/>17 - TU<text:line-break/>0544 4.80<text:line-break/>1137 1.50<text:line-break/>1816 4.61<text:line-break/><text:line-break/><text:line-break/>18 - W<text:line-break/>0008 1.68<text:line-break/>0652 4.45<text:line-break/>1243 1.83<text:line-break/>1931 4.33<text:line-break/><text:line-break/>19 - TH<text:line-break/>0122 1.94<text:line-break/>0811 4.27<text:line-break/>1404 2.00<text:line-break/>2052 4.26<text:line-break/><text:line-break/>20 - F<text:line-break/>0247 2.00<text:line-break/>0930 4.30<text:line-break/>1526 1.96<text:line-break/>2204 4.36<text:line-break/><text:line-break/>21 - SA<text:line-break/>0400 1.88<text:line-break/>1034 4.45<text:line-break/>1629 1.78<text:line-break/>2301 4.54<text:line-break/><text:line-break/>22 - SU<text:line-break/>0454 1.67<text:line-break/>1125 4.63<text:line-break/>1716 1.56<text:line-break/>2347 4.72<text:line-break/><text:line-break/>23 - M<text:line-break/>0535 1.45<text:line-break/>1206 4.79<text:line-break/>1754 1.35<text:line-break/><text:line-break/><text:line-break/>24 - TU<text:line-break/>0023 4.85<text:line-break/>0612 1.25<text:line-break/>1239 4.91<text:line-break/>1829 1.16<text:line-break/><text:line-break/>25 - W<text:line-break/>0053 4.96<text:line-break/>0646 1.07<text:line-break/>1306 5.00<text:line-break/>1903 1.00<text:line-break/><text:line-break/>26 - TH<text:line-break/>0118 5.04<text:line-break/>0720 0.94<text:line-break/>1330 5.08<text:line-break/>1937 0.90<text:line-break/><text:line-break/>27 - F<text:line-break/>0142 5.12<text:line-break/>0754 0.87<text:line-break/>1355 5.16<text:line-break/>2011 0.85<text:line-break/><text:line-break/>28 - SA<text:line-break/>0209 5.19<text:line-break/>0829 0.85<text:line-break/>1424 5.22<text:line-break/>2047 0.87<text:line-break/><text:line-break/>29 - SU<text:line-break/>0240 5.23<text:line-break/>0906 0.90<text:line-break/>1458 5.22<text:line-break/>2125 0.95<text:line-break/><text:line-break/>30 - M<text:line-break/>0318 5.20<text:line-break/>0945 1.02<text:line-break/>1539 5.16<text:line-break/>2207 1.10<text:line-break/><text:line-break/>31 - TU<text:line-break/>0402 5.10<text:line-break/>1030 1.18<text:line-break/>1626 5.03<text:line-break/>2255 1.28<text:line-break/></text:p>
      <text:p text:style-name="P3">June<text:line-break/><text:line-break/><text:line-break/></text:p>
      <text:p text:style-name="P3"/>
      <text:p text:style-name="P3"/>
      <text:p text:style-name="P3">1 - W<text:line-break/>0453 4.95<text:line-break/>1122 1.37<text:line-break/>1722 4.86<text:line-break/>2353 1.45<text:line-break/><text:line-break/>2 - TH<text:line-break/>0553 4.78<text:line-break/>1226 1.52<text:line-break/>1827 4.72<text:line-break/><text:line-break/><text:line-break/>3 - F<text:line-break/>0103 1.56<text:line-break/>0703 4.69<text:line-break/>1341 1.57<text:line-break/>1940 4.70<text:line-break/><text:line-break/>4 - SA<text:line-break/>0220 1.53<text:line-break/>0818 4.74<text:line-break/>1457 1.45<text:line-break/>2054 4.83<text:line-break/><text:line-break/>5 - SU<text:line-break/>0331 1.35<text:line-break/>0929 4.94<text:line-break/>1603 1.22<text:line-break/>2201 5.08<text:line-break/><text:line-break/>6 - M<text:line-break/>0433 1.08<text:line-break/>1031 5.23<text:line-break/>1701 0.94<text:line-break/>2300 5.38<text:line-break/><text:line-break/>7 - TU<text:line-break/>0527 0.80<text:line-break/>1127 5.52<text:line-break/>1751 0.68<text:line-break/>2353 5.65<text:line-break/><text:line-break/>8 - W<text:line-break/>0615 0.58<text:line-break/>1217 5.76<text:line-break/>1837 0.49<text:line-break/><text:line-break/><text:line-break/>9 - TH<text:line-break/>0042 5.84<text:line-break/>0659 0.43<text:line-break/>1305 5.90<text:line-break/>1920 0.40<text:line-break/><text:line-break/>10 - F<text:line-break/>0129 5.92<text:line-break/>0741 0.40<text:line-break/>1352 5.92<text:line-break/>2002 0.41<text:line-break/><text:line-break/>11 - SA<text:line-break/>0215 5.88<text:line-break/>0823 0.46<text:line-break/>1438 5.82<text:line-break/>2043 0.53<text:line-break/><text:line-break/>12 - SU<text:line-break/>0301 5.73<text:line-break/>0904 0.61<text:line-break/>1524 5.62<text:line-break/>2125 0.72<text:line-break/><text:line-break/>13 - M<text:line-break/>0348 5.48<text:line-break/>0947 0.85<text:line-break/>1612 5.33<text:line-break/>2209 0.98<text:line-break/><text:line-break/>14 - TU<text:line-break/>0437 5.17<text:line-break/>1032 1.12<text:line-break/>1702 5.01<text:line-break/>2256 1.27<text:line-break/><text:line-break/>15 - W<text:line-break/>0529 4.84<text:line-break/>1121 1.42<text:line-break/>1757 4.68<text:line-break/>2348 1.56<text:line-break/><text:line-break/>16 - TH<text:line-break/>0627 4.54<text:line-break/>1216 1.68<text:line-break/>1859 4.42<text:line-break/><text:line-break/><text:line-break/>17 - F<text:line-break/>0046 1.79<text:line-break/>0732 4.32<text:line-break/>1318 1.87<text:line-break/>2007 4.26<text:line-break/><text:line-break/>18 - SA<text:line-break/>0151 1.93<text:line-break/>0841 4.22<text:line-break/>1425 1.95<text:line-break/>2114 4.22<text:line-break/><text:line-break/>19 - SU<text:line-break/>0257 1.95<text:line-break/>0945 4.23<text:line-break/>1528 1.91<text:line-break/>2213 4.27<text:line-break/><text:line-break/>20 - M<text:line-break/>0356 1.86<text:line-break/>1039 4.32<text:line-break/>1623 1.79<text:line-break/>2302 4.37<text:line-break/><text:line-break/>21 - TU<text:line-break/>0447 1.71<text:line-break/>1123 4.43<text:line-break/>1710 1.62<text:line-break/>2342 4.50<text:line-break/><text:line-break/>22 - W<text:line-break/>0532 1.52<text:line-break/>1159 4.57<text:line-break/>1753 1.42<text:line-break/><text:line-break/><text:line-break/>23 - TH<text:line-break/>0014 4.64<text:line-break/>0614 1.33<text:line-break/>1229 4.72<text:line-break/>1834 1.24<text:line-break/><text:line-break/>24 - F<text:line-break/>0044 4.80<text:line-break/>0654 1.15<text:line-break/>1259 4.89<text:line-break/>1913 1.08<text:line-break/><text:line-break/>25 - SA<text:line-break/>0114 4.98<text:line-break/>0733 1.01<text:line-break/>1331 5.06<text:line-break/>1953 0.95<text:line-break/><text:line-break/>26 - SU<text:line-break/>0148 5.14<text:line-break/>0813 0.90<text:line-break/>1407 5.21<text:line-break/>2033 0.87<text:line-break/><text:line-break/>27 - M<text:line-break/>0226 5.27<text:line-break/>0853 0.86<text:line-break/>1447 5.31<text:line-break/>2114 0.85<text:line-break/><text:line-break/>28 - TU<text:line-break/>0308 5.34<text:line-break/>0935 0.86<text:line-break/>1531 5.34<text:line-break/>2157 0.89<text:line-break/><text:line-break/>29 - W<text:line-break/>0354 5.33<text:line-break/>1020 0.93<text:line-break/>1618 5.31<text:line-break/>2244 0.98<text:line-break/><text:line-break/>30 - TH<text:line-break/>0444 5.27<text:line-break/>1109 1.04<text:line-break/>1711 5.22<text:line-break/>2336 1.10<text:line-break/><text:line-break/>31 - TU<text:line-break/>0402 5.10<text:line-break/>1030 1.18<text:line-break/>1626 5.03<text:line-break/>2255 1.28<text:line-break/></text:p>
      <text:p text:style-name="P3">July<text:line-break/><text:line-break/></text:p>
      <text:p text:style-name="P3"/>
      <text:p text:style-name="P3"/>
      <text:p text:style-name="P3"><text:line-break/>1 - F<text:line-break/>0539 5.16<text:line-break/>1204 1.16<text:line-break/>1809 5.10<text:line-break/><text:line-break/><text:line-break/>2 - SA<text:line-break/>0034 1.22<text:line-break/>0640 5.05<text:line-break/>1306 1.27<text:line-break/>1912 5.01<text:line-break/><text:line-break/>3 - SU<text:line-break/>0140 1.30<text:line-break/>0745 4.99<text:line-break/>1414 1.31<text:line-break/>2019 4.99<text:line-break/><text:line-break/>4 - M<text:line-break/>0248 1.29<text:line-break/>0854 5.01<text:line-break/>1523 1.25<text:line-break/>2127 5.06<text:line-break/><text:line-break/>5 - TU<text:line-break/>0356 1.20<text:line-break/>1000 5.12<text:line-break/>1627 1.13<text:line-break/>2232 5.20<text:line-break/><text:line-break/>6 - W<text:line-break/>0457 1.04<text:line-break/>1102 5.29<text:line-break/>1726 0.96<text:line-break/>2331 5.38<text:line-break/><text:line-break/>7 - TH<text:line-break/>0553 0.88<text:line-break/>1159 5.46<text:line-break/>1819 0.80<text:line-break/><text:line-break/><text:line-break/>8 - F<text:line-break/>0026 5.54<text:line-break/>0643 0.74<text:line-break/>1252 5.60<text:line-break/>1907 0.69<text:line-break/><text:line-break/>9 - SA<text:line-break/>0117 5.65<text:line-break/>0730 0.66<text:line-break/>1342 5.67<text:line-break/>1952 0.65<text:line-break/><text:line-break/>10 - SU<text:line-break/>0206 5.67<text:line-break/>0813 0.65<text:line-break/>1429 5.65<text:line-break/>2034 0.67<text:line-break/><text:line-break/>11 - M<text:line-break/>0252 5.61<text:line-break/>0855 0.71<text:line-break/>1515 5.54<text:line-break/>2115 0.77<text:line-break/><text:line-break/>12 - TU<text:line-break/>0338 5.46<text:line-break/>0935 0.84<text:line-break/>1600 5.36<text:line-break/>2156 0.92<text:line-break/><text:line-break/>13 - W<text:line-break/>0422 5.24<text:line-break/>1016 1.02<text:line-break/>1645 5.11<text:line-break/>2237 1.12<text:line-break/><text:line-break/>14 - TH<text:line-break/>0507 4.97<text:line-break/>1058 1.23<text:line-break/>1729 4.83<text:line-break/>2320 1.35<text:line-break/><text:line-break/>15 - F<text:line-break/>0552 4.69<text:line-break/>1142 1.47<text:line-break/>1815 4.55<text:line-break/><text:line-break/><text:line-break/>16 - SA<text:line-break/>0006 1.58<text:line-break/>0638 4.42<text:line-break/>1230 1.69<text:line-break/>1903 4.30<text:line-break/><text:line-break/>17 - SU<text:line-break/>0056 1.79<text:line-break/>0729 4.19<text:line-break/>1324 1.88<text:line-break/>1957 4.11<text:line-break/><text:line-break/>18 - M<text:line-break/>0153 1.94<text:line-break/>0826 4.05<text:line-break/>1423 1.99<text:line-break/>2057 4.02<text:line-break/><text:line-break/>19 - TU<text:line-break/>0255 2.00<text:line-break/>0928 4.02<text:line-break/>1526 1.99<text:line-break/>2157 4.04<text:line-break/><text:line-break/>20 - W<text:line-break/>0357 1.95<text:line-break/>1025 4.09<text:line-break/>1627 1.88<text:line-break/>2251 4.16<text:line-break/><text:line-break/>21 - TH<text:line-break/>0455 1.80<text:line-break/>1114 4.26<text:line-break/>1722 1.69<text:line-break/>2336 4.37<text:line-break/><text:line-break/>22 - F<text:line-break/>0547 1.57<text:line-break/>1156 4.49<text:line-break/>1811 1.45<text:line-break/><text:line-break/></text:p>
      <text:p text:style-name="P3">23 - SA<text:line-break/>0016 4.62<text:line-break/>0634 1.32<text:line-break/>1236 4.76<text:line-break/>1857 1.19<text:line-break/><text:line-break/>24 - SU<text:line-break/>0055 4.90<text:line-break/>0718 1.07<text:line-break/>1315 5.04<text:line-break/>1940 0.95<text:line-break/><text:line-break/>25 - M<text:line-break/>0135 5.18<text:line-break/>0801 0.85<text:line-break/>1356 5.31<text:line-break/>2021 0.76<text:line-break/><text:line-break/>26 - TU<text:line-break/>0216 5.42<text:line-break/>0842 0.69<text:line-break/>1437 5.51<text:line-break/>2103 0.63<text:line-break/><text:line-break/>27 - W<text:line-break/>0259 5.59<text:line-break/>0923 0.60<text:line-break/>1520 5.64<text:line-break/>2144 0.58<text:line-break/><text:line-break/>28 - TH<text:line-break/>0343 5.67<text:line-break/>1005 0.59<text:line-break/>1606 5.67<text:line-break/>2227 0.62<text:line-break/><text:line-break/>29 - F<text:line-break/>0429 5.65<text:line-break/>1049 0.67<text:line-break/>1654 5.60<text:line-break/>2312 0.74<text:line-break/><text:line-break/>30 - SA<text:line-break/>0519 5.53<text:line-break/>1136 0.83<text:line-break/>1745 5.44<text:line-break/></text:p>
      <text:p text:style-name="P3"><text:line-break/>31 - SU<text:line-break/>0002 0.93<text:line-break/>0613 5.34<text:line-break/>1229 1.03<text:line-break/>1842 5.23<text:line-break/>2255 1.28<text:line-break/>August<text:line-break/><text:line-break/><text:line-break/></text:p>
      <text:p text:style-name="P3"/>
      <text:p text:style-name="P3"/>
      <text:p text:style-name="P3">1 - M<text:line-break/>0059 1.14<text:line-break/>0713 5.13<text:line-break/>1330 1.24<text:line-break/>1946 5.03<text:line-break/><text:line-break/>2 - TU<text:line-break/>0204 1.33<text:line-break/>0820 4.96<text:line-break/>1441 1.38<text:line-break/>2056 4.92<text:line-break/><text:line-break/>3 - W<text:line-break/>0319 1.41<text:line-break/>0932 4.91<text:line-break/>1556 1.40<text:line-break/>2208 4.93<text:line-break/><text:line-break/>4 - TH<text:line-break/>0433 1.35<text:line-break/>1043 4.99<text:line-break/>1707 1.28<text:line-break/>2316 5.07<text:line-break/><text:line-break/>5 - F<text:line-break/>0539 1.19<text:line-break/>1147 5.16<text:line-break/>1808 1.10<text:line-break/><text:line-break/><text:line-break/>6 - SA<text:line-break/>0016 5.27<text:line-break/>0634 1.00<text:line-break/>1243 5.36<text:line-break/>1859 0.91<text:line-break/><text:line-break/>7 - SU<text:line-break/>0109 5.45<text:line-break/>0722 0.83<text:line-break/>1334 5.52<text:line-break/>1943 0.77<text:line-break/><text:line-break/>8 - M<text:line-break/>0157 5.57<text:line-break/>0804 0.73<text:line-break/>1420 5.59<text:line-break/>2023 0.70<text:line-break/><text:line-break/>9 - TU<text:line-break/>0242 5.59<text:line-break/>0842 0.70<text:line-break/>1502 5.57<text:line-break/>2100 0.71<text:line-break/><text:line-break/>10 - W<text:line-break/>0323 5.52<text:line-break/>0918 0.74<text:line-break/>1542 5.44<text:line-break/>2136 0.79<text:line-break/><text:line-break/>11 - TH<text:line-break/>0401 5.35<text:line-break/>0953 0.86<text:line-break/>1619 5.23<text:line-break/>2211 0.94<text:line-break/><text:line-break/>12 - F<text:line-break/>0436 5.11<text:line-break/>1029 1.03<text:line-break/>1652 4.98<text:line-break/>2247 1.14<text:line-break/><text:line-break/>13 - SA<text:line-break/>0508 4.84<text:line-break/>1105 1.25<text:line-break/>1723 4.70<text:line-break/>2325 1.37<text:line-break/><text:line-break/>14 - SU<text:line-break/>0537 4.56<text:line-break/>1145 1.50<text:line-break/>1752 4.43<text:line-break/><text:line-break/><text:line-break/>15 - M<text:line-break/>0007 1.63<text:line-break/>0608 4.31<text:line-break/>1230 1.76<text:line-break/>1826 4.20<text:line-break/><text:line-break/>16 - TU<text:line-break/>0055 1.88<text:line-break/>0648 4.10<text:line-break/>1324 1.99<text:line-break/>1913 4.01<text:line-break/><text:line-break/>17 - W<text:line-break/>0156 2.07<text:line-break/>0745 3.94<text:line-break/>1431 2.12<text:line-break/>2023 3.90<text:line-break/><text:line-break/>18 - TH<text:line-break/>0309 2.13<text:line-break/>0907 3.90<text:line-break/>1547 2.09<text:line-break/>2150 3.96<text:line-break/><text:line-break/>19 - F<text:line-break/>0423 2.00<text:line-break/>1029 4.06<text:line-break/>1656 1.88<text:line-break/>2302 4.20<text:line-break/><text:line-break/>20 - SA<text:line-break/>0526 1.72<text:line-break/>1131 4.37<text:line-break/>1754 1.55<text:line-break/>2356 4.56<text:line-break/><text:line-break/>21 - SU<text:line-break/>0619 1.37<text:line-break/>1219 4.75<text:line-break/>1843 1.18<text:line-break/><text:line-break/><text:line-break/>22 - M<text:line-break/>0040 4.95<text:line-break/>0705 1.00<text:line-break/>1301 5.15<text:line-break/>1926 0.83<text:line-break/><text:line-break/>23 - TU<text:line-break/>0122 5.34<text:line-break/>0747 0.68<text:line-break/>1342 5.51<text:line-break/>2007 0.55<text:line-break/><text:line-break/>24 - W<text:line-break/>0203 5.67<text:line-break/>0827 0.44<text:line-break/>1423 5.80<text:line-break/>2046 0.35<text:line-break/><text:line-break/>25 - TH<text:line-break/>0244 5.90<text:line-break/>0906 0.30<text:line-break/>1505 5.97<text:line-break/>2125 0.27<text:line-break/><text:line-break/>26 - F<text:line-break/>0326 6.00<text:line-break/>0945 0.28<text:line-break/>1547 6.00<text:line-break/>2204 0.32<text:line-break/><text:line-break/>27 - SA<text:line-break/>0409 5.96<text:line-break/>1024 0.39<text:line-break/>1632 5.88<text:line-break/>2245 0.49<text:line-break/><text:line-break/>28 - SU<text:line-break/>0455 5.77<text:line-break/>1107 0.61<text:line-break/>1720 5.64<text:line-break/>2330 0.76<text:line-break/><text:line-break/>29 - M<text:line-break/>0546 5.48<text:line-break/>1154 0.92<text:line-break/>1813 5.30<text:line-break/><text:line-break/><text:line-break/>30 - TU<text:line-break/>0021 1.10<text:line-break/>0643 5.12<text:line-break/>1251 1.27<text:line-break/>1915 4.96<text:line-break/><text:line-break/>31 - W<text:line-break/>0125 1.43<text:line-break/>0751 4.81<text:line-break/>1403 1.56<text:line-break/>2030 4.70<text:line-break/></text:p>
      <text:p text:style-name="P3"><text:soft-page-break/>September<text:line-break/></text:p>
      <text:p text:style-name="P3"/>
      <text:p text:style-name="P3"/>
      <text:p text:style-name="P3"><text:line-break/><text:line-break/>1 - TH<text:line-break/>0247 1.65<text:line-break/>0910 4.65<text:line-break/>1532 1.67<text:line-break/>2151 4.66<text:line-break/><text:line-break/>2 - F<text:line-break/>0416 1.63<text:line-break/>1030 4.73<text:line-break/>1656 1.54<text:line-break/>2306 4.83<text:line-break/><text:line-break/>3 - SA<text:line-break/>0530 1.41<text:line-break/>1138 4.96<text:line-break/>1800 1.28<text:line-break/><text:line-break/><text:line-break/>4 - SU<text:line-break/>0008 5.10<text:line-break/>0626 1.14<text:line-break/>1235 5.24<text:line-break/>1849 1.02<text:line-break/><text:line-break/>5 - M<text:line-break/>0100 5.36<text:line-break/>0710 0.91<text:line-break/>1323 5.46<text:line-break/>1930 0.82<text:line-break/><text:line-break/>6 - TU<text:line-break/>0144 5.53<text:line-break/>0748 0.74<text:line-break/>1405 5.58<text:line-break/>2005 0.69<text:line-break/><text:line-break/>7 - W<text:line-break/>0224 5.60<text:line-break/>0821 0.66<text:line-break/>1442 5.59<text:line-break/>2037 0.65<text:line-break/><text:line-break/>8 - TH<text:line-break/>0300 5.55<text:line-break/>0853 0.66<text:line-break/>1516 5.48<text:line-break/>2109 0.69<text:line-break/><text:line-break/>9 - F<text:line-break/>0331 5.40<text:line-break/>0924 0.74<text:line-break/>1545 5.30<text:line-break/>2140 0.80<text:line-break/><text:line-break/>10 - SA<text:line-break/>0358 5.19<text:line-break/>0956 0.89<text:line-break/>1610 5.08<text:line-break/>2212 0.98<text:line-break/><text:line-break/>11 - SU<text:line-break/>0422 4.96<text:line-break/>1029 1.10<text:line-break/>1633 4.85<text:line-break/>2246 1.22<text:line-break/><text:line-break/>12 - M<text:line-break/>0444 4.73<text:line-break/>1104 1.36<text:line-break/>1657 4.62<text:line-break/>2323 1.50<text:line-break/><text:line-break/>13 - TU<text:line-break/>0511 4.51<text:line-break/>1144 1.65<text:line-break/>1729 4.39<text:line-break/><text:line-break/><text:line-break/>14 - W<text:line-break/>0007 1.80<text:line-break/>0549 4.27<text:line-break/>1234 1.94<text:line-break/>1814 4.15<text:line-break/><text:line-break/>15 - TH<text:line-break/>0106 2.07<text:line-break/>0645 4.04<text:line-break/>1344 2.16<text:line-break/>1923 3.94<text:line-break/><text:line-break/>16 - F<text:line-break/>0228 2.20<text:line-break/>0810 3.90<text:line-break/>1514 2.17<text:line-break/>2102 3.93<text:line-break/><text:line-break/>17 - SA<text:line-break/>0357 2.07<text:line-break/>0952 4.03<text:line-break/>1634 1.92<text:line-break/>2234 4.20<text:line-break/><text:line-break/>18 - SU<text:line-break/>0507 1.72<text:line-break/>1107 4.41<text:line-break/>1736 1.51<text:line-break/>2334 4.64<text:line-break/><text:line-break/>19 - M<text:line-break/>0601 1.29<text:line-break/>1159 4.87<text:line-break/>1825 1.06<text:line-break/><text:line-break/><text:line-break/>20 - TU<text:line-break/>0021 5.11<text:line-break/>0647 0.85<text:line-break/>1242 5.34<text:line-break/>1907 0.66<text:line-break/><text:line-break/>21 - W<text:line-break/>0103 5.56<text:line-break/>0727 0.48<text:line-break/>1323 5.75<text:line-break/>1947 0.34<text:line-break/><text:line-break/>22 - TH<text:line-break/>0144 5.91<text:line-break/>0806 0.22<text:line-break/>1404 6.05<text:line-break/>2025 0.14<text:line-break/><text:line-break/>23 - F<text:line-break/>0224 6.14<text:line-break/>0843 0.09<text:line-break/>1445 6.20<text:line-break/>2102 0.08<text:line-break/><text:line-break/>24 - SA<text:line-break/>0305 6.21<text:line-break/>0921 0.11<text:line-break/>1526 6.18<text:line-break/>2139 0.17<text:line-break/><text:line-break/>25 - SU<text:line-break/>0348 6.11<text:line-break/>0959 0.27<text:line-break/>1610 5.99<text:line-break/>2218 0.40<text:line-break/><text:line-break/>26 - M<text:line-break/>0432 5.84<text:line-break/>1039 0.55<text:line-break/>1656 5.66<text:line-break/>2301 0.74<text:line-break/><text:line-break/>27 - TU<text:line-break/>0521 5.46<text:line-break/>1125 0.94<text:line-break/>1749 5.24<text:line-break/>2351 1.15<text:line-break/><text:line-break/>28 - W<text:line-break/>0618 5.02<text:line-break/>1220 1.36<text:line-break/>1852 4.81<text:line-break/><text:line-break/><text:line-break/>29 - TH<text:line-break/>0054 1.56<text:line-break/>0729 4.64<text:line-break/>1335 1.73<text:line-break/>2011 4.52<text:line-break/><text:line-break/>30 - F<text:line-break/>0223 1.83<text:line-break/>0855 4.47<text:line-break/>1514 1.85<text:line-break/>2138 4.49<text:line-break/><text:line-break/>31 - W<text:line-break/>0125 1.43<text:line-break/>0751 4.81<text:line-break/>1403 1.56<text:line-break/>2030 4.70<text:line-break/></text:p>
      <text:p text:style-name="P3">October<text:line-break/></text:p>
      <text:p text:style-name="P3"/>
      <text:p text:style-name="P3"/>
      <text:p text:style-name="P3"><text:line-break/><text:line-break/>1 - SA<text:line-break/>0403 1.79<text:line-break/>1019 4.58<text:line-break/>1644 1.67<text:line-break/>2255 4.71<text:line-break/><text:line-break/>2 - SU<text:line-break/>0517 1.53<text:line-break/>1126 4.86<text:line-break/>1745 1.38<text:line-break/>2354 5.01<text:line-break/><text:line-break/>3 - M<text:line-break/>0609 1.23<text:line-break/>1219 5.16<text:line-break/>1830 1.10<text:line-break/><text:line-break/><text:line-break/>4 - TU<text:line-break/>0042 5.28<text:line-break/>0649 0.98<text:line-break/>1304 5.38<text:line-break/>1906 0.88<text:line-break/><text:line-break/>5 - W<text:line-break/>0123 5.45<text:line-break/>0722 0.80<text:line-break/>1342 5.50<text:line-break/>1938 0.74<text:line-break/><text:line-break/>6 - TH<text:line-break/>0159 5.51<text:line-break/>0753 0.70<text:line-break/>1416 5.50<text:line-break/>2008 0.67<text:line-break/><text:line-break/>7 - F<text:line-break/>0231 5.47<text:line-break/>0823 0.67<text:line-break/>1444 5.42<text:line-break/>2038 0.69<text:line-break/><text:line-break/>8 - SA<text:line-break/>0257 5.35<text:line-break/>0853 0.72<text:line-break/>1509 5.28<text:line-break/>2108 0.77<text:line-break/><text:line-break/>9 - SU<text:line-break/>0319 5.20<text:line-break/>0924 0.84<text:line-break/>1530 5.12<text:line-break/>2140 0.93<text:line-break/><text:line-break/>10 - M<text:line-break/>0340 5.04<text:line-break/>0956 1.03<text:line-break/>1551 4.96<text:line-break/>2213 1.15<text:line-break/><text:line-break/>11 - TU<text:line-break/>0404 4.87<text:line-break/>1030 1.27<text:line-break/>1619 4.77<text:line-break/>2249 1.41<text:line-break/><text:line-break/>12 - W<text:line-break/>0436 4.67<text:line-break/>1109 1.56<text:line-break/>1656 4.55<text:line-break/>2332 1.71<text:line-break/><text:line-break/>13 - TH<text:line-break/>0518 4.43<text:line-break/>1159 1.86<text:line-break/>1745 4.30<text:line-break/><text:line-break/><text:line-break/>14 - F<text:line-break/>0032 1.99<text:line-break/>0618 4.17<text:line-break/>1312 2.08<text:line-break/>1857 4.08<text:line-break/><text:line-break/>15 - SA<text:line-break/>0159 2.12<text:line-break/>0743 4.03<text:line-break/>1447 2.09<text:line-break/>2033 4.06<text:line-break/><text:line-break/>16 - SU<text:line-break/>0330 1.98<text:line-break/>0921 4.17<text:line-break/>1609 1.81<text:line-break/>2202 4.35<text:line-break/><text:line-break/>17 - M<text:line-break/>0441 1.61<text:line-break/>1037 4.56<text:line-break/>1710 1.39<text:line-break/>2306 4.80<text:line-break/><text:line-break/>18 - TU<text:line-break/>0536 1.16<text:line-break/>1131 5.04<text:line-break/>1800 0.94<text:line-break/>2355 5.28<text:line-break/><text:line-break/>19 - W<text:line-break/>0622 0.73<text:line-break/>1217 5.51<text:line-break/>1843 0.54<text:line-break/><text:line-break/><text:line-break/>20 - TH<text:line-break/>0039 5.71<text:line-break/>0703 0.38<text:line-break/>1300 5.89<text:line-break/>1923 0.25<text:line-break/><text:line-break/>21 - F<text:line-break/>0121 6.04<text:line-break/>0742 0.15<text:line-break/>1342 6.15<text:line-break/>2001 0.09<text:line-break/><text:line-break/>22 - SA<text:line-break/>0203 6.22<text:line-break/>0820 0.06<text:line-break/>1423 6.24<text:line-break/>2038 0.07<text:line-break/><text:line-break/>23 - SU<text:line-break/>0244 6.23<text:line-break/>0857 0.12<text:line-break/>1506 6.17<text:line-break/>2116 0.20<text:line-break/><text:line-break/>24 - M<text:line-break/>0327 6.07<text:line-break/>0936 0.31<text:line-break/>1550 5.93<text:line-break/>2156 0.46<text:line-break/><text:line-break/>25 - TU<text:line-break/>0413 5.76<text:line-break/>1017 0.63<text:line-break/>1637 5.56<text:line-break/>2239 0.82<text:line-break/><text:line-break/>26 - W<text:line-break/>0503 5.35<text:line-break/>1103 1.03<text:line-break/>1731 5.13<text:line-break/>2330 1.24<text:line-break/><text:line-break/>27 - TH<text:line-break/>0601 4.91<text:line-break/>1200 1.45<text:line-break/>1835 4.71<text:line-break/><text:line-break/><text:line-break/>28 - F<text:line-break/>0034 1.64<text:line-break/>0714 4.55<text:line-break/>1315 1.79<text:line-break/>1955 4.44<text:line-break/><text:line-break/>29 - SA<text:line-break/>0201 1.88<text:line-break/>0839 4.41<text:line-break/>1451 1.90<text:line-break/>2121 4.44<text:line-break/><text:line-break/>30 - SU<text:line-break/>0337 1.85<text:line-break/>0959 4.52<text:line-break/>1617 1.75<text:line-break/>2234 4.63<text:line-break/><text:line-break/>31 - M<text:line-break/>0449 1.62<text:line-break/>1104 4.76<text:line-break/>1715 1.49<text:line-break/>2331 4.89<text:line-break/></text:p>
      <text:p text:style-name="P3">November<text:line-break/></text:p>
      <text:p text:style-name="P3"/>
      <text:p text:style-name="P3"/>
      <text:p text:style-name="P3"><text:line-break/><text:line-break/>1 - TU<text:line-break/>0538 1.36<text:line-break/>1155 5.01<text:line-break/>1758 1.24<text:line-break/><text:line-break/><text:line-break/>2 - W<text:line-break/>0017 5.11<text:line-break/>0617 1.14<text:line-break/>1237 5.19<text:line-break/>1834 1.04<text:line-break/><text:line-break/>3 - TH<text:line-break/>0056 5.25<text:line-break/>0650 0.97<text:line-break/>1314 5.28<text:line-break/>1906 0.90<text:line-break/><text:line-break/>4 - F<text:line-break/>0130 5.29<text:line-break/>0721 0.85<text:line-break/>1345 5.29<text:line-break/>1936 0.82<text:line-break/><text:line-break/>5 - SA<text:line-break/>0158 5.27<text:line-break/>0752 0.80<text:line-break/>1410 5.24<text:line-break/>2007 0.80<text:line-break/><text:line-break/>6 - SU<text:line-break/>0222 5.21<text:line-break/>0823 0.81<text:line-break/>1433 5.17<text:line-break/>2039 0.84<text:line-break/><text:line-break/>7 - M<text:line-break/>0244 5.14<text:line-break/>0855 0.89<text:line-break/>1455 5.10<text:line-break/>2112 0.95<text:line-break/><text:line-break/>8 - TU<text:line-break/>0308 5.06<text:line-break/>0929 1.03<text:line-break/>1522 5.01<text:line-break/>2147 1.12<text:line-break/><text:line-break/>9 - W<text:line-break/>0338 4.95<text:line-break/>1006 1.23<text:line-break/>1556 4.88<text:line-break/>2226 1.34<text:line-break/><text:line-break/>10 - TH<text:line-break/>0416 4.79<text:line-break/>1048 1.46<text:line-break/>1638 4.70<text:line-break/>2313 1.58<text:line-break/><text:line-break/>11 - F<text:line-break/>0504 4.59<text:line-break/>1141 1.70<text:line-break/>1733 4.49<text:line-break/><text:line-break/><text:line-break/>12 - SA<text:line-break/>0014 1.80<text:line-break/>0606 4.39<text:line-break/>1252 1.87<text:line-break/>1843 4.33<text:line-break/><text:line-break/>13 - SU<text:line-break/>0134 1.90<text:line-break/>0724 4.31<text:line-break/>1417 1.86<text:line-break/>2007 4.34<text:line-break/><text:line-break/>14 - M<text:line-break/>0257 1.77<text:line-break/>0848 4.44<text:line-break/>1534 1.63<text:line-break/>2127 4.58<text:line-break/><text:line-break/>15 - TU<text:line-break/>0407 1.46<text:line-break/>1001 4.76<text:line-break/>1637 1.28<text:line-break/>2231 4.96<text:line-break/><text:line-break/>16 - W<text:line-break/>0504 1.08<text:line-break/>1059 5.17<text:line-break/>1729 0.89<text:line-break/>2325 5.37<text:line-break/><text:line-break/>17 - TH<text:line-break/>0553 0.72<text:line-break/>1149 5.56<text:line-break/>1815 0.56<text:line-break/><text:line-break/><text:line-break/>18 - F<text:line-break/>0013 5.73<text:line-break/>0637 0.43<text:line-break/>1236 5.87<text:line-break/>1858 0.33<text:line-break/><text:line-break/>19 - SA<text:line-break/>0058 5.98<text:line-break/>0718 0.25<text:line-break/>1320 6.06<text:line-break/>1938 0.21<text:line-break/><text:line-break/>20 - SU<text:line-break/>0143 6.11<text:line-break/>0758 0.20<text:line-break/>1405 6.11<text:line-break/>2018 0.22<text:line-break/><text:line-break/>21 - M<text:line-break/>0227 6.08<text:line-break/>0838 0.27<text:line-break/>1449 6.01<text:line-break/>2058 0.35<text:line-break/><text:line-break/>22 - TU<text:line-break/>0312 5.91<text:line-break/>0919 0.46<text:line-break/>1535 5.78<text:line-break/>2140 0.59<text:line-break/><text:line-break/>23 - W<text:line-break/>0359 5.62<text:line-break/>1002 0.75<text:line-break/>1624 5.45<text:line-break/>2225 0.91<text:line-break/><text:line-break/>24 - TH<text:line-break/>0451 5.26<text:line-break/>1050 1.09<text:line-break/>1719 5.07<text:line-break/>2316 1.27<text:line-break/><text:line-break/>25 - F<text:line-break/>0549 4.89<text:line-break/>1145 1.44<text:line-break/>1821 4.72<text:line-break/><text:line-break/><text:line-break/>26 - SA<text:line-break/>0017 1.60<text:line-break/>0657 4.58<text:line-break/>1253 1.73<text:line-break/>1934 4.48<text:line-break/><text:line-break/>27 - SU<text:line-break/>0131 1.81<text:line-break/>0813 4.43<text:line-break/>1412 1.86<text:line-break/>2051 4.42<text:line-break/><text:line-break/>28 - M<text:line-break/>0252 1.86<text:line-break/>0927 4.45<text:line-break/>1528 1.82<text:line-break/>2200 4.51<text:line-break/><text:line-break/>29 - TU<text:line-break/>0401 1.75<text:line-break/>1030 4.58<text:line-break/>1629 1.67<text:line-break/>2258 4.66<text:line-break/><text:line-break/>30 - W<text:line-break/>0454 1.58<text:line-break/>1122 4.74<text:line-break/>1716 1.49<text:line-break/>2345 4.80<text:line-break/><text:line-break/>31 - M<text:line-break/>0449 1.62<text:line-break/>1104 4.76<text:line-break/>1715 1.49<text:line-break/>2331 4.89<text:line-break/></text:p>
      <text:p text:style-name="P3">December<text:line-break/></text:p>
      <text:p text:style-name="P3"/>
      <text:p text:style-name="P3"/>
      <text:p text:style-name="P3"><text:line-break/><text:line-break/>1 - TH<text:line-break/>0536 1.40<text:line-break/>1206 4.86<text:line-break/>1755 1.32<text:line-break/><text:line-break/><text:line-break/>2 - F<text:line-break/>0025 4.91<text:line-break/>0614 1.24<text:line-break/>1242 4.94<text:line-break/>1831 1.17<text:line-break/><text:line-break/>3 - SA<text:line-break/>0058 4.96<text:line-break/>0649 1.11<text:line-break/>1312 4.98<text:line-break/>1906 1.06<text:line-break/><text:line-break/>4 - SU<text:line-break/>0125 5.00<text:line-break/>0723 1.02<text:line-break/>1338 5.01<text:line-break/>1940 0.99<text:line-break/><text:line-break/>5 - M<text:line-break/>0150 5.02<text:line-break/>0758 0.97<text:line-break/>1403 5.04<text:line-break/>2016 0.96<text:line-break/><text:line-break/>6 - TU<text:line-break/>0216 5.05<text:line-break/>0834 0.97<text:line-break/>1430 5.06<text:line-break/>2052 0.99<text:line-break/><text:line-break/>7 - W<text:line-break/>0246 5.07<text:line-break/>0911 1.03<text:line-break/>1504 5.06<text:line-break/>2131 1.07<text:line-break/><text:line-break/>8 - TH<text:line-break/>0323 5.05<text:line-break/>0951 1.13<text:line-break/>1543 5.02<text:line-break/>2213 1.19<text:line-break/><text:line-break/>9 - F<text:line-break/>0405 4.97<text:line-break/>1036 1.27<text:line-break/>1630 4.92<text:line-break/>2301 1.34<text:line-break/><text:line-break/>10 - SA<text:line-break/>0456 4.86<text:line-break/>1129 1.42<text:line-break/>1724 4.80<text:line-break/>2358 1.48<text:line-break/><text:line-break/>11 - SU<text:line-break/>0555 4.74<text:line-break/>1231 1.53<text:line-break/>1827 4.70<text:line-break/><text:line-break/><text:line-break/>12 - M<text:line-break/>0105 1.56<text:line-break/>0702 4.68<text:line-break/>1341 1.56<text:line-break/>1938 4.69<text:line-break/><text:line-break/>13 - TU<text:line-break/>0217 1.52<text:line-break/>0814 4.73<text:line-break/>1453 1.45<text:line-break/>2049 4.81<text:line-break/><text:line-break/>14 - W<text:line-break/>0327 1.36<text:line-break/>0923 4.92<text:line-break/>1558 1.24<text:line-break/>2155 5.04<text:line-break/><text:line-break/>15 - TH<text:line-break/>0428 1.11<text:line-break/>1026 5.18<text:line-break/>1656 0.98<text:line-break/>2255 5.31<text:line-break/><text:line-break/>16 - F<text:line-break/>0523 0.86<text:line-break/>1122 5.45<text:line-break/>1748 0.74<text:line-break/>2348 5.58<text:line-break/><text:line-break/>17 - SA<text:line-break/>0612 0.64<text:line-break/>1214 5.68<text:line-break/>1836 0.55<text:line-break/><text:line-break/><text:line-break/>18 - SU<text:line-break/>0039 5.77<text:line-break/>0658 0.49<text:line-break/>1303 5.84<text:line-break/>1920 0.45<text:line-break/><text:line-break/>19 - M<text:line-break/>0127 5.88<text:line-break/>0742 0.43<text:line-break/>1351 5.89<text:line-break/>2004 0.44<text:line-break/><text:line-break/>20 - TU<text:line-break/>0215 5.87<text:line-break/>0825 0.46<text:line-break/>1438 5.83<text:line-break/>2047 0.52<text:line-break/><text:line-break/>21 - W<text:line-break/>0302 5.76<text:line-break/>0908 0.59<text:line-break/>1526 5.67<text:line-break/>2130 0.68<text:line-break/><text:line-break/>22 - TH<text:line-break/>0350 5.56<text:line-break/>0952 0.79<text:line-break/>1615 5.43<text:line-break/>2215 0.91<text:line-break/><text:line-break/>23 - F<text:line-break/>0440 5.28<text:line-break/>1038 1.04<text:line-break/>1706 5.14<text:line-break/>2302 1.17<text:line-break/><text:line-break/>24 - SA<text:line-break/>0533 4.98<text:line-break/>1128 1.31<text:line-break/>1801 4.84<text:line-break/>2354 1.44<text:line-break/><text:line-break/>25 - SU<text:line-break/>0631 4.70<text:line-break/>1222 1.56<text:line-break/>1901 4.58<text:line-break/><text:line-break/><text:line-break/>26 - M<text:line-break/>0051 1.67<text:line-break/>0733 4.47<text:line-break/>1322 1.76<text:line-break/>2007 4.40<text:line-break/><text:line-break/>27 - TU<text:line-break/>0154 1.82<text:line-break/>0840 4.35<text:line-break/>1427 1.86<text:line-break/>2113 4.32<text:line-break/><text:line-break/>28 - W<text:line-break/>0259 1.87<text:line-break/>0944 4.32<text:line-break/>1529 1.86<text:line-break/>2214 4.34<text:line-break/><text:line-break/>29 - TH<text:line-break/>0358 1.83<text:line-break/>1041 4.37<text:line-break/>1626 1.78<text:line-break/>2306 4.40<text:line-break/><text:line-break/>30 - F<text:line-break/>0451 1.72<text:line-break/>1129 4.45<text:line-break/>1715 1.64<text:line-break/>2350 4.50<text:line-break/><text:line-break/>31 - SA<text:line-break/>0537 1.57<text:line-break/>1209 4.55<text:line-break/>1759 1.48<text:line-break/>2331 4.89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1f30b1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footnote-max-height="0cm">
        <style:background-image/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ridge Command Training Area 1 – Times and heights of high and low waters - 201<text:span text:style-name="MT1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07:53:01.78</meta:creation-date>
    <dc:date>2015-05-01T07:46:47.362000000</dc:date>
    <meta:editing-duration>PT21H35M20S</meta:editing-duration>
    <meta:editing-cycles>17</meta:editing-cycles>
    <meta:generator>LibreOffice/4.2.1.1$Windows_x86 LibreOffice_project/d7dbbd7842e6a58b0f521599204e827654e1fb8b</meta:generator>
    <meta:document-statistic meta:table-count="0" meta:image-count="0" meta:object-count="0" meta:page-count="3" meta:paragraph-count="26" meta:word-count="4023" meta:character-count="17706" meta:non-whitespace-character-count="13252"/>
  </office:meta>
</office:document-meta>
</file>